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000000400B0F0B124E13E47F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 style:font-family-generic="modern" style:font-pitch="fixed"/>
    <style:font-face style:name="LM Roman 12" svg:font-family="'LM Roman 12'" style:font-pitch="variable"/>
    <style:font-face style:name="Liberation Sans2" svg:font-family="'Liberation Sans'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solid" draw:textarea-vertical-align="middle"/>
    </style:style>
    <style:style style:name="gr2" style:family="graphic" style:parent-style-name="objectwithoutfill">
      <style:graphic-properties svg:stroke-color="#000000" draw:marker-start="" draw:fill="solid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744cm" fo:min-width="0.494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679cm" fo:min-width="1.024cm"/>
      <style:paragraph-properties style:writing-mode="lr-tb"/>
    </style:style>
    <style:style style:name="gr5" style:family="graphic" style:parent-style-name="objectwithoutfill">
      <style:graphic-properties svg:stroke-color="#000000" draw:marker-start="" draw:marker-end="Arrow" draw:marker-end-width="0.1cm" draw:fill="solid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1.151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1.024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color="#000000" draw:marker-end="Arrow" draw:marker-end-width="0.2cm" draw:fill="solid" draw:textarea-vertical-align="middle"/>
    </style:style>
    <style:style style:name="gr10" style:family="graphic" style:parent-style-name="objectwithoutfill">
      <style:graphic-properties svg:stroke-color="#000000" draw:marker-start="" draw:marker-end="Arrow" draw:fill="solid" draw:textarea-vertical-align="middle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12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766cm"/>
      <style:paragraph-properties style:writing-mode="lr-tb"/>
    </style:style>
    <style:style style:name="gr14" style:family="graphic" style:parent-style-name="standard">
      <style:graphic-properties draw:stroke="dash" draw:stroke-dash="Dot" svg:stroke-color="#000000" draw:fill="none" draw:fill-color="#ffffff" draw:textarea-horizontal-align="justify" draw:textarea-vertical-align="middle" draw:auto-grow-height="false" fo:min-height="3.052cm" fo:min-width="4.32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496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  <style:text-properties style:font-name="LM Roman 12"/>
    </style:style>
    <style:style style:name="P3" style:family="paragraph">
      <style:paragraph-properties fo:text-align="center" style:writing-mode="lr-tb"/>
      <style:text-properties style:font-name="LM Roman 12"/>
    </style:style>
    <style:style style:name="P4" style:family="paragraph">
      <style:paragraph-properties fo:text-align="center" style:writing-mode="lr-tb"/>
      <style:text-properties style:font-name="DejaVu Sans Mono1"/>
    </style:style>
    <style:style style:name="P5" style:family="paragraph">
      <loext:graphic-properties draw:fill-color="#ffffff"/>
      <style:paragraph-properties fo:text-align="center" style:writing-mode="lr-tb"/>
      <style:text-properties style:font-name="DejaVu Sans Mono1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LM Roman 12"/>
    </style:style>
    <style:style style:name="P12" style:family="paragraph">
      <style:text-properties style:font-name="LM Roman 12" fo:font-size="10pt" style:font-size-asian="12pt" style:font-size-complex="12pt"/>
    </style:style>
    <style:style style:name="P13" style:family="paragraph">
      <loext:graphic-properties draw:fill="none" draw:fill-color="#ffffff"/>
      <style:text-properties style:font-name="LM Roman 12" fo:font-size="10pt" style:font-size-asian="12pt" style:font-size-complex="12pt"/>
    </style:style>
    <style:style style:name="T1" style:family="text">
      <style:text-properties style:font-name="LM Roman 12" fo:font-size="8pt" style:font-size-asian="8pt" style:font-size-complex="8pt"/>
    </style:style>
    <style:style style:name="T2" style:family="text">
      <style:text-properties style:font-name="DejaVu Sans Mono1" fo:font-size="8pt" style:font-size-asian="8pt" style:font-size-complex="8pt"/>
    </style:style>
    <style:style style:name="T3" style:family="text">
      <style:text-properties style:font-name="LM Roman 12" fo:font-size="28pt" style:font-size-asian="28pt" style:font-size-complex="28pt"/>
    </style:style>
    <style:style style:name="T4" style:family="text">
      <style:text-properties style:font-name="LM Roman 12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551cm" svg:y1="2.651cm" svg:x2="9.551cm" svg:y2="3.159cm">
          <text:p/>
        </draw:line>
        <draw:g>
          <draw:line draw:style-name="gr2" draw:text-style-name="P1" draw:layer="layout" svg:x1="7.927cm" svg:y1="1.743cm" svg:x2="8.95cm" svg:y2="1.743cm">
            <text:p/>
          </draw:line>
          <draw:line draw:style-name="gr2" draw:text-style-name="P1" draw:layer="layout" svg:x1="7.927cm" svg:y1="2.043cm" svg:x2="8.951cm" svg:y2="2.043cm">
            <text:p/>
          </draw:line>
          <draw:line draw:style-name="gr2" draw:text-style-name="P1" draw:layer="layout" svg:x1="7.927cm" svg:y1="2.343cm" svg:x2="8.951cm" svg:y2="2.343cm">
            <text:p/>
          </draw:line>
        </draw:g>
        <draw:custom-shape draw:style-name="gr3" draw:text-style-name="P2" draw:layer="layout" svg:width="1.404cm" svg:height="1.404cm" svg:x="8.876cm" svg:y="1.341cm">
          <text:p text:style-name="P3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" draw:id="id1" draw:layer="layout" svg:width="1.524cm" svg:height="0.929cm" svg:x="6.53cm" svg:y="3.119cm">
          <text:p text:style-name="P3"><text:span text:style-name="T1">Current</text:span></text:p>
          <text:p text:style-name="P3"><text:span text:style-name="T1">Sensing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292cm" svg:y1="2.611cm" svg:x2="7.292cm" svg:y2="3.119cm">
          <text:p/>
        </draw:line>
        <draw:custom-shape draw:style-name="gr4" draw:text-style-name="P2" xml:id="id3" draw:id="id3" draw:layer="layout" svg:width="1.524cm" svg:height="0.929cm" svg:x="8.816cm" svg:y="3.119cm">
          <text:p text:style-name="P3"><text:span text:style-name="T1">Feedback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641cm" svg:y1="1.591cm" svg:x2="6.53cm" svg:y2="1.591cm">
          <text:p/>
        </draw:line>
        <draw:line draw:style-name="gr5" draw:text-style-name="P1" draw:layer="layout" svg:x1="5.641cm" svg:y1="1.972cm" svg:x2="6.53cm" svg:y2="1.972cm">
          <text:p/>
        </draw:line>
        <draw:line draw:style-name="gr5" draw:text-style-name="P1" draw:layer="layout" svg:x1="5.641cm" svg:y1="2.353cm" svg:x2="6.53cm" svg:y2="2.353cm">
          <text:p/>
        </draw:line>
        <draw:line draw:style-name="gr5" draw:text-style-name="P1" draw:layer="layout" svg:x1="5.641cm" svg:y1="1.731cm" svg:x2="6.53cm" svg:y2="1.731cm">
          <text:p/>
        </draw:line>
        <draw:line draw:style-name="gr5" draw:text-style-name="P1" draw:layer="layout" svg:x1="5.641cm" svg:y1="2.112cm" svg:x2="6.53cm" svg:y2="2.112cm">
          <text:p/>
        </draw:line>
        <draw:line draw:style-name="gr5" draw:text-style-name="P1" draw:layer="layout" svg:x1="5.641cm" svg:y1="2.491cm" svg:x2="6.53cm" svg:y2="2.491cm">
          <text:p/>
        </draw:line>
        <draw:custom-shape draw:style-name="gr6" draw:text-style-name="P5" draw:layer="layout" svg:width="1.651cm" svg:height="1.143cm" svg:x="4.244cm" svg:y="1.468cm">
          <text:p text:style-name="P4"><text:span text:style-name="T2">SV-PWM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524cm" svg:height="1.143cm" svg:x="6.53cm" svg:y="1.468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0.809cm" svg:height="0.924cm" svg:x="6.784cm" svg:y="1.56cm">
          <draw:image xlink:href="Pictures/100002010000038000000400B0F0B124E13E47FB.png" xlink:type="simple" xlink:show="embed" xlink:actuate="onLoad" loext:mime-type="image/png">
            <text:p/>
          </draw:image>
        </draw:frame>
        <draw:custom-shape draw:style-name="gr6" draw:text-style-name="P2" draw:layer="layout" svg:width="1.651cm" svg:height="1.143cm" svg:x="4.244cm" svg:y="1.468cm">
          <text:p text:style-name="P3"><text:span text:style-name="T1">SV-PWM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6.53cm" svg:y1="3.583cm" svg:x2="2.773cm" svg:y2="2.611cm" draw:start-shape="id1" draw:start-glue-point="3" draw:end-shape="id2" draw:end-glue-point="4" svg:d="M6530 3583h-3757v-972" svg:viewBox="0 0 3758 973">
          <text:p/>
        </draw:connector>
        <draw:connector draw:style-name="gr9" draw:text-style-name="P1" draw:layer="layout" svg:x1="9.578cm" svg:y1="4.048cm" svg:x2="1.886cm" svg:y2="2.611cm" draw:start-shape="id3" draw:start-glue-point="2" draw:end-shape="id2" draw:end-glue-point="5" svg:d="M9578 4048v500h-7692v-1937" svg:viewBox="0 0 7693 1938">
          <text:p/>
        </draw:connector>
        <draw:line draw:style-name="gr10" draw:text-style-name="P1" draw:layer="layout" svg:x1="0.508cm" svg:y1="1.762cm" svg:x2="1.531cm" svg:y2="1.762cm">
          <text:p/>
        </draw:line>
        <draw:line draw:style-name="gr10" draw:text-style-name="P1" draw:layer="layout" svg:x1="0.508cm" svg:y1="2.397cm" svg:x2="1.531cm" svg:y2="2.397cm">
          <text:p/>
        </draw:line>
        <draw:line draw:style-name="gr10" draw:text-style-name="P1" draw:layer="layout" svg:x1="3.101cm" svg:y1="1.762cm" svg:x2="4.244cm" svg:y2="1.762cm">
          <text:p/>
        </draw:line>
        <draw:line draw:style-name="gr10" draw:text-style-name="P1" draw:layer="layout" svg:x1="3.101cm" svg:y1="2.397cm" svg:x2="4.244cm" svg:y2="2.397cm">
          <text:p/>
        </draw:line>
        <draw:g>
          <svg:title>TexMaths</svg:title>
          <svg:desc>14§display§\mathrm{i_d}§svg§600§FALSE§</svg:desc>
          <draw:g>
            <draw:g>
              <svg:title>TexMaths</svg:title>
              <svg:desc>12§display§\mathrm{i_d}§svg§600§FALSE§</svg:desc>
              <draw:g>
                <draw:path draw:style-name="gr11" draw:text-style-name="P7" draw:layer="layout" svg:width="0.243cm" svg:height="0.303cm" svg:x="0.695cm" svg:y="1.309cm" svg:viewBox="0 0 244 304" svg:d="M122 304c-41 0-81 0-122 0 0-101 0-203 0-304 81 0 162 0 244 0 0 101 0 203 0 304-41 0-82 0-122 0z">
                  <text:p/>
                </draw:path>
                <draw:path draw:style-name="gr12" draw:text-style-name="P8" draw:layer="layout" svg:width="0.089cm" svg:height="0.28cm" svg:x="0.688cm" svg:y="1.288cm" svg:viewBox="0 0 90 281" svg:d="M60 96c-20 1-39 3-59 5 0 4 0 8 0 13 28 0 31 2 31 22 0 38 0 75 0 113 0 19-5 19-32 19 0 4 0 9 0 13 13-1 36-1 45-1 15 0 30 0 45 1 0-4 0-9 0-13-28 0-30-2-30-19 0-51 0-102 0-153zM62 23c0-13-11-23-23-23-13 0-22 12-22 23s9 21 22 21c12 0 23-8 23-21z">
                  <text:p/>
                </draw:path>
                <draw:path draw:style-name="gr12" draw:text-style-name="P8" draw:layer="layout" svg:width="0.155cm" svg:height="0.206cm" svg:x="0.804cm" svg:y="1.428cm" svg:viewBox="0 0 156 207" svg:d="M91 4c0 3 0 7 0 10 19 0 21 2 21 16 0 20 0 41 0 61-11-11-25-17-40-17-40 0-72 30-72 67 0 36 31 66 68 66 24 0 38-13 43-18 0 6 0 12 0 18 15-1 30-2 45-4 0-3 0-6 0-9-20 0-22-2-22-17 0-59 0-118 0-177-15 1-29 2-43 4zM111 174c-7 13-23 25-42 25-15 0-27-10-33-18-6-10-10-21-10-40 0-7 0-28 12-43 12-13 26-15 35-15 14 0 26 6 34 16 4 5 4 5 4 11 0 21 0 42 0 64z">
                  <text:p/>
                </draw:path>
              </draw:g>
            </draw:g>
          </draw:g>
          <draw:g>
            <svg:title>TexMaths</svg:title>
            <svg:desc>12§display§\mathrm{i_q}§svg§600§FALSE§</svg:desc>
            <draw:g>
              <draw:path draw:style-name="gr11" draw:text-style-name="P7" draw:layer="layout" svg:width="0.242cm" svg:height="0.357cm" svg:x="0.695cm" svg:y="1.891cm" svg:viewBox="0 0 243 358" svg:d="M0 0c81 0 162 0 243 0 0 119 0 239 0 358-81 0-162 0-243 0 0-119 0-239 0-358z">
                <text:p/>
              </draw:path>
              <draw:path draw:style-name="gr12" draw:text-style-name="P8" draw:layer="layout" svg:width="0.088cm" svg:height="0.28cm" svg:x="0.688cm" svg:y="1.869cm" svg:viewBox="0 0 89 281" svg:d="M60 96c-20 1-39 3-59 5 0 4 0 8 0 12 28 0 31 2 31 23 0 38 0 75 0 113 0 19-5 19-32 19 0 5 0 9 0 13 13-1 36-1 45-1 15 0 30 0 44 1 0-4 0-8 0-13-28 0-29-2-29-19 0-51 0-102 0-153zM61 23c0-15-10-23-22-23-13 0-22 11-22 23 0 11 9 21 22 21 12 0 22-8 22-21z">
                <text:p/>
              </draw:path>
              <draw:path draw:style-name="gr12" draw:text-style-name="P8" draw:layer="layout" svg:width="0.155cm" svg:height="0.186cm" svg:x="0.804cm" svg:y="2.083cm" svg:viewBox="0 0 156 187" svg:d="M135 0c-3 0-7 0-10 0-3 8-7 17-10 25-9-13-23-25-45-25-38 0-70 29-70 67 0 36 31 66 68 66 24 0 36-13 43-20 0 17 0 34 0 51 0 12-2 12-22 12 0 4 0 7 0 11 12-1 21-1 34-1 11 0 31 1 33 1 0-4 0-7 0-11-19 0-21 0-21-12 0-55 0-109 0-164zM112 87c0 5 0 6-3 15-10 14-24 22-40 22-24 0-43-26-43-57 0-35 23-57 47-57 25 0 39 24 39 40 0 13 0 25 0 37z">
                <text:p/>
              </draw:path>
            </draw:g>
          </draw:g>
          <draw:g>
            <svg:title>TexMaths</svg:title>
            <svg:desc>12§display§\mathrm{v_\alpha}§svg§600§FALSE§</svg:desc>
            <draw:g>
              <draw:path draw:style-name="gr11" draw:text-style-name="P7" draw:layer="layout" svg:width="0.376cm" svg:height="0.202cm" svg:x="3.464cm" svg:y="1.41cm" svg:viewBox="0 0 377 203" svg:d="M0 0c126 0 252 0 377 0 0 68 0 135 0 203-125 0-251 0-377 0 0-68 0-135 0-203z">
                <text:p/>
              </draw:path>
              <draw:path draw:style-name="gr12" draw:text-style-name="P8" draw:layer="layout" svg:width="0.204cm" svg:height="0.184cm" svg:x="3.451cm" svg:y="1.389cm" svg:viewBox="0 0 205 185" svg:d="M166 41c4-10 11-28 39-28 0-4 0-9 0-13-10 1-22 1-31 1-11 0-30-1-37-1 0 4 0 9 0 13 15 0 20 10 20 18 0 4-1 5-2 10-15 35-29 71-44 107-15-39-31-78-46-117-3-6-3-6-3-7 0-11 17-11 24-11 0-4 0-9 0-13-13 0-36 1-45 1-12 0-29 0-41-1 0 4 0 9 0 13 26 0 28 3 34 16 19 49 39 98 59 148 3 6 5 8 10 8s7-3 8-8c19-46 37-91 55-136z">
                <text:p/>
              </draw:path>
              <draw:path draw:style-name="gr12" draw:text-style-name="P8" draw:layer="layout" svg:width="0.18cm" svg:height="0.132cm" svg:x="3.682cm" svg:y="1.502cm" svg:viewBox="0 0 181 133" svg:d="M143 88c27-27 38-67 38-70 0-4-4-4-5-4-5 0-5 2-6 7-6 20-15 38-27 54 0-5-2-24-2-27-4-29-26-48-56-48-43 0-85 41-85 81 0 28 20 52 54 52 27 0 51-12 68-26 7 22 22 26 30 26 18 0 29-15 29-21 0-3-4-3-6-3-4 0-4 1-5 2-4 12-13 13-17 13-3 0-8 0-10-36zM120 98c-29 24-54 26-65 26-19 0-30-13-30-32 0-8 4-41 19-61 13-18 30-23 41-23 23 0 30 23 32 41 2 13 2 33 3 49z">
                <text:p/>
              </draw:path>
            </draw:g>
          </draw:g>
        </draw:g>
        <draw:g>
          <svg:title>TexMaths</svg:title>
          <svg:desc>12§display§\mathrm{v_\beta}§svg§600§FALSE§</svg:desc>
          <draw:g>
            <draw:path draw:style-name="gr11" draw:text-style-name="P7" draw:layer="layout" svg:width="0.362cm" svg:height="0.256cm" svg:x="3.478cm" svg:y="2.038cm" svg:viewBox="0 0 363 257" svg:d="M0 0c121 0 242 0 363 0 0 86 0 171 0 257-121 0-242 0-363 0 0-86 0-171 0-257z">
              <text:p/>
            </draw:path>
            <draw:path draw:style-name="gr12" draw:text-style-name="P8" draw:layer="layout" svg:width="0.203cm" svg:height="0.184cm" svg:x="3.465cm" svg:y="2.016cm" svg:viewBox="0 0 204 185" svg:d="M166 41c4-10 11-28 38-28 0-4 0-9 0-13-9 1-21 1-31 1s-30-1-37-1c0 4 0 9 0 13 16 0 21 10 21 18 0 4-2 5-3 10-14 35-28 71-43 107-15-39-31-78-46-117-3-6-3-6-3-7 0-11 16-11 24-11 0-4 0-9 0-13-13 0-36 1-45 1-12 0-29 0-41-1 0 4 0 9 0 13 26 0 27 3 33 16 20 49 40 98 60 148 3 6 3 8 9 8 5 0 7-3 9-8 18-46 37-91 55-136z">
              <text:p/>
            </draw:path>
            <draw:path draw:style-name="gr12" draw:text-style-name="P8" draw:layer="layout" svg:width="0.17cm" svg:height="0.262cm" svg:x="3.692cm" svg:y="2.053cm" svg:viewBox="0 0 171 263" svg:d="M171 41c0-27-23-41-48-41-40 0-70 45-77 75-15 62-31 123-46 184-1 3 3 4 4 4 2 0 5 0 6-2 6-26 13-52 19-78 7 13 20 26 44 26 41 0 87-30 87-75 0-17-7-35-22-44 14-9 33-25 33-49zM113 90c-4 1-6 2-15 2-5 0-12-1-14-2 3-2 12-2 14-2 5 0 11 0 15 2zM152 35c0 15-8 38-26 49-5-2-11-4-28-4-9 0-25 0-25 11 0 7 10 8 24 8 11 0 19-1 29-3 8 6 13 18 13 31 0 42-29 74-65 74-22 0-38-15-38-37 0-4 0-6 0-9 6-26 13-51 19-77 7-29 34-70 67-70 18 0 30 9 30 27z">
              <text:p/>
            </draw:path>
          </draw:g>
        </draw:g>
        <draw:g>
          <svg:title>TexMaths</svg:title>
          <svg:desc>12§display§\widehat{\theta}§svg§600§FALSE§</svg:desc>
          <draw:g>
            <draw:path draw:style-name="gr11" draw:text-style-name="P7" draw:layer="layout" svg:width="0.214cm" svg:height="0.384cm" svg:x="2.283cm" svg:y="4.022cm" svg:viewBox="0 0 215 385" svg:d="M108 385c-36 0-72 0-108 0 0-128 0-257 0-385 72 0 143 0 215 0 0 128 0 257 0 385-36 0-72 0-107 0z">
              <text:p/>
            </draw:path>
            <draw:path draw:style-name="gr12" draw:text-style-name="P8" draw:layer="layout" svg:width="0.237cm" svg:height="0.076cm" svg:x="2.282cm" svg:y="4.001cm" svg:viewBox="0 0 238 77" svg:d="M118 25c39 17 77 34 115 52 2-4 3-7 5-10-40-22-79-45-118-67-40 22-80 45-120 67 2 3 3 6 5 10 38-18 75-35 113-52z">
              <text:p/>
            </draw:path>
            <draw:path draw:style-name="gr12" draw:text-style-name="P8" draw:layer="layout" svg:width="0.172cm" svg:height="0.299cm" svg:x="2.28cm" svg:y="4.129cm" svg:viewBox="0 0 173 300" svg:d="M173 85c0-28-8-85-50-85-58 0-123 117-123 214 0 40 12 86 50 86 59 0 123-121 123-215zM44 143c7-27 16-60 32-90 12-21 27-45 46-45 20 0 24 28 24 52 0 20-4 42-15 83-29 0-58 0-87 0zM128 157c-5 19-13 55-29 85-15 28-31 49-49 49-14 0-23-12-23-52 0-17 3-42 14-82 29 0 58 0 87 0z">
              <text:p/>
            </draw:path>
          </draw:g>
        </draw:g>
        <draw:g>
          <svg:title>TexMaths</svg:title>
          <svg:desc>12§display§\mathrm{\widehat{i_a},~\widehat{i_b},~\widehat{i_c}}§svg§600§FALSE§</svg:desc>
          <draw:g>
            <svg:title>TexMaths</svg:title>
            <svg:desc>12§display§\mathrm{\widehat{i}_a,~\widehat{i}_b,~\widehat{i}_c}§svg§600§FALSE§</svg:desc>
            <draw:g>
              <draw:path draw:style-name="gr11" draw:text-style-name="P7" draw:layer="layout" svg:width="1.557cm" svg:height="0.449cm" svg:x="3.427cm" svg:y="3.054cm" svg:viewBox="0 0 1558 450" svg:d="M780 450c-260 0-520 0-780 0 0-150 0-300 0-450 519 0 1039 0 1558 0 0 150 0 300 0 450-260 0-519 0-778 0z">
                <text:p/>
              </draw:path>
              <draw:path draw:style-name="gr12" draw:text-style-name="P8" draw:layer="layout" svg:width="0.238cm" svg:height="0.076cm" svg:x="3.405cm" svg:y="3.032cm" svg:viewBox="0 0 239 77" svg:d="M119 25c38 17 76 34 115 52 1-4 3-7 5-10-40-22-79-45-119-67-40 22-80 45-120 67 2 3 3 6 5 10 38-18 76-35 114-52z">
                <text:p/>
              </draw:path>
              <draw:path draw:style-name="gr12" draw:text-style-name="P8" draw:layer="layout" svg:width="0.089cm" svg:height="0.279cm" svg:x="3.479cm" svg:y="3.164cm" svg:viewBox="0 0 90 280" svg:d="M61 95c-19 1-39 3-59 4 0 5 0 9 0 13 28 0 32 3 32 23 0 38 0 76 0 114 0 18-5 18-34 18 0 4 0 9 0 13 14 0 37-1 47-1 14 0 30 1 43 1 0-4 0-9 0-13-28 0-29-1-29-18 0-52 0-103 0-154zM62 22c0-14-9-22-21-22-13 0-23 11-23 22 0 12 10 22 23 22 12 0 21-9 21-22z">
                <text:p/>
              </draw:path>
              <draw:path draw:style-name="gr12" draw:text-style-name="P8" draw:layer="layout" svg:width="0.145cm" svg:height="0.133cm" svg:x="3.599cm" svg:y="3.375cm" svg:viewBox="0 0 146 134" svg:d="M115 53c0-16 0-27-13-37-12-11-26-16-44-16-28 0-48 11-48 29 0 9 7 14 14 14 8 0 14-6 14-13 0-6-2-12-10-14 10-8 27-8 30-8 15 0 33 11 33 36 0 3 0 6 0 9-15 1-35 2-56 9-27 10-35 27-35 40 0 25 30 32 52 32s37-13 43-24c1 12 9 23 23 23 1 0 28 0 28-28 0-5 0-11 0-16-3 0-6 0-9 0 0 5 0 10 0 15 0 4 0 18-11 18s-11-14-11-18c0-17 0-34 0-51zM91 90c0 28-24 36-37 36-16 0-30-10-30-24 0-17 14-39 67-41 0 10 0 19 0 29z">
                <text:p/>
              </draw:path>
              <draw:path draw:style-name="gr12" draw:text-style-name="P8" draw:layer="layout" svg:width="0.048cm" svg:height="0.125cm" svg:x="3.808cm" svg:y="3.399cm" svg:viewBox="0 0 49 126" svg:d="M49 44c0-27-11-44-26-44s-23 11-23 23c0 11 8 21 23 21 5 0 9-1 14-5 1-1 1-1 3-1 0 2 0 0 0 6 0 31-15 56-29 70-4 4-4 6-4 7 0 2 1 5 4 5 5 0 38-33 38-82z">
                <text:p/>
              </draw:path>
              <draw:path draw:style-name="gr12" draw:text-style-name="P8" draw:layer="layout" svg:width="0.238cm" svg:height="0.076cm" svg:x="4.038cm" svg:y="3.032cm" svg:viewBox="0 0 239 77" svg:d="M119 25c38 17 76 34 115 52 1-4 3-7 5-10-40-22-79-45-119-67-40 22-80 45-120 67 2 3 3 6 5 10 38-18 76-35 114-52z">
                <text:p/>
              </draw:path>
              <draw:path draw:style-name="gr12" draw:text-style-name="P8" draw:layer="layout" svg:width="0.089cm" svg:height="0.279cm" svg:x="4.114cm" svg:y="3.164cm" svg:viewBox="0 0 90 280" svg:d="M60 95c-20 1-39 3-59 4 0 5 0 9 0 13 28 0 31 3 31 23 0 38 0 76 0 114 0 18-4 18-32 18 0 4 0 9 0 13 13 0 36-1 46-1 14 0 30 1 44 1 0-4 0-9 0-13-29 0-30-1-30-18 0-52 0-103 0-154zM61 22c0-14-9-22-21-22-14 0-23 11-23 22 0 12 9 22 23 22 12 0 21-9 21-22z">
                <text:p/>
              </draw:path>
              <draw:path draw:style-name="gr12" draw:text-style-name="P8" draw:layer="layout" svg:width="0.156cm" svg:height="0.206cm" svg:x="4.231cm" svg:y="3.302cm" svg:viewBox="0 0 157 207" svg:d="M43 0c-14 1-29 2-43 4 0 3 0 7 0 10 19 0 22 3 22 17 0 58 0 116 0 174 3 0 6 0 9 0 4-6 7-12 11-18 11 14 28 20 43 20 39 0 72-29 72-66 0-36-30-66-69-66-17 0-34 6-45 17 0-31 0-61 0-92zM44 107c9-15 26-24 42-24 17 0 29 9 35 19 6 8 10 19 10 38 0 7 0 30-12 43s-27 16-35 16c-24 0-36-18-40-24 0-23 0-46 0-68z">
                <text:p/>
              </draw:path>
              <draw:path draw:style-name="gr12" draw:text-style-name="P8" draw:layer="layout" svg:width="0.048cm" svg:height="0.125cm" svg:x="4.459cm" svg:y="3.399cm" svg:viewBox="0 0 49 126" svg:d="M49 44c0-27-9-44-26-44-15 0-23 11-23 23 0 11 8 21 23 21 5 0 11-1 14-5 1-1 2 0 3-1 0 2 1 0 1 6 0 31-16 57-29 70-5 4-5 6-5 7 0 2 3 5 4 5 5 0 38-33 38-82z">
                <text:p/>
              </draw:path>
              <draw:path draw:style-name="gr12" draw:text-style-name="P8" draw:layer="layout" svg:width="0.236cm" svg:height="0.076cm" svg:x="4.691cm" svg:y="3.032cm" svg:viewBox="0 0 237 77" svg:d="M119 25c38 17 76 34 114 52 1-4 3-7 4-10-39-22-79-45-118-67-40 22-79 45-119 67 2 3 3 6 5 10 38-18 76-35 114-52z">
                <text:p/>
              </draw:path>
              <draw:path draw:style-name="gr12" draw:text-style-name="P8" draw:layer="layout" svg:width="0.089cm" svg:height="0.279cm" svg:x="4.765cm" svg:y="3.164cm" svg:viewBox="0 0 90 280" svg:d="M60 95c-20 1-39 3-59 4 0 5 0 9 0 13 28 0 31 3 31 23 0 38 0 76 0 114 0 18-4 18-32 18 0 4 0 9 0 13 13 0 36-1 46-1 15 0 30 1 44 1 0-4 0-9 0-13-28 0-30-1-30-18 0-52 0-103 0-154zM62 22c0-14-10-22-22-22-14 0-22 11-22 22 0 12 8 22 22 22 12 0 22-9 22-22z">
                <text:p/>
              </draw:path>
              <draw:path draw:style-name="gr12" draw:text-style-name="P8" draw:layer="layout" svg:width="0.124cm" svg:height="0.133cm" svg:x="4.881cm" svg:y="3.375cm" svg:viewBox="0 0 125 134" svg:d="M101 14c-5 3-9 8-9 14 0 7 6 13 15 13 8 0 14-5 14-15 0-26-41-26-49-26-44 0-72 35-72 68 0 37 31 66 71 66 43 0 54-35 54-38 0-4-4-4-5-4-5 0-5 1-6 6-6 18-23 26-40 26-20 0-48-14-48-57 0-37 20-57 47-57 4 0 18 0 28 4z">
                <text:p/>
              </draw:path>
            </draw:g>
          </draw:g>
        </draw:g>
        <draw:frame draw:style-name="gr13" draw:text-style-name="P10" draw:layer="layout" svg:width="1.27cm" svg:height="1.64cm" svg:x="8.899cm" svg:y="1.138cm">
          <draw:text-box>
            <text:p text:style-name="P9"><text:span text:style-name="T3">M</text:span></text:p>
          </draw:text-box>
        </draw:frame>
        <draw:g>
          <svg:title>TexMaths</svg:title>
          <svg:desc>7§display§\mathrm{q_i,\overline{q}_i}§svg§600§FALSE§</svg:desc>
          <draw:g>
            <draw:path draw:style-name="gr11" draw:text-style-name="P7" draw:layer="layout" svg:width="0.457cm" svg:height="0.178cm" svg:x="5.977cm" svg:y="1.196cm" svg:viewBox="0 0 458 179" svg:d="M229 179c-76 0-153 0-229 0 0-60 0-119 0-179 153 0 305 0 458 0 0 60 0 119 0 179-76 0-153 0-229 0z">
              <text:p/>
            </draw:path>
            <draw:path draw:style-name="gr12" draw:text-style-name="P8" draw:layer="layout" svg:width="0.12cm" svg:height="0.154cm" svg:x="5.973cm" svg:y="1.219cm" svg:viewBox="0 0 121 155" svg:d="M85 93c0 15 0 29 0 44 0 11-2 11-19 11 0 2 0 5 0 7 8 0 21 0 27 0 7 0 20 0 28 0 0-2 0-5 0-7-16 0-19 0-19-11 0-46 0-91 0-137-2 0-4 0-5 0-3 7-7 15-10 22-3-7-13-22-32-22-29 0-55 24-55 56 0 30 24 55 52 55 17 0 28-11 33-18zM86 40c0 12 0 23 0 35 0 8-5 15-10 20-3 4-11 10-23 10-17 0-33-21-33-49 0-30 18-50 36-50 20 0 30 21 30 34z">
              <text:p/>
            </draw:path>
            <draw:path draw:style-name="gr12" draw:text-style-name="P8" draw:layer="layout" svg:width="0.037cm" svg:height="0.115cm" svg:x="6.104cm" svg:y="1.248cm" svg:viewBox="0 0 38 116" svg:d="M27 10c0-5-5-10-10-10s-10 4-10 10 5 10 10 10 10-5 10-10zM1 42c0 2 0 4 0 6 10 0 12 1 12 10 0 14 0 29 0 44 0 7-2 7-13 7 0 2 0 5 0 7 1 0 13-1 20-1 5 0 11 0 18 1 0-2 0-5 0-7-11 0-12 0-12-7 0-20 0-41 0-62-9 1-17 1-25 2z">
              <text:p/>
            </draw:path>
            <draw:path draw:style-name="gr12" draw:text-style-name="P8" draw:layer="layout" svg:width="0.028cm" svg:height="0.072cm" svg:x="6.184cm" svg:y="1.301cm" svg:viewBox="0 0 29 73" svg:d="M29 26c0-16-7-26-16-26-8 0-13 6-13 13s5 13 13 13c2 0 6-1 8-3 1-1 1 0 1-1 1 0 1 0 1 4 0 18-8 33-17 40-3 3-3 4-3 4 0 2 2 3 3 3 3 0 23-19 23-47z">
              <text:p/>
            </draw:path>
            <draw:path draw:style-name="gr12" draw:text-style-name="P8" draw:layer="layout" svg:width="0.128cm" svg:height="0.009cm" svg:x="6.271cm" svg:y="1.183cm" svg:viewBox="0 0 129 10" svg:d="M65 10c-22 0-43 0-65 0 0-3 0-7 0-10 43 0 86 0 129 0 0 3 0 7 0 10-21 0-42 0-64 0z">
              <text:p/>
            </draw:path>
            <draw:path draw:style-name="gr12" draw:text-style-name="P8" draw:layer="layout" svg:width="0.12cm" svg:height="0.154cm" svg:x="6.279cm" svg:y="1.219cm" svg:viewBox="0 0 121 155" svg:d="M85 93c0 15 0 29 0 44 0 11-2 11-19 11 0 2 0 5 0 7 8 0 21 0 28 0 6 0 19 0 27 0 0-2 0-5 0-7-16 0-19 0-19-11 0-46 0-91 0-137-2 0-4 0-5 0-3 7-7 15-10 22-3-7-13-22-32-22-29 0-55 24-55 56 0 30 24 55 52 55 18 0 28-11 33-18zM86 40c0 12 0 23 0 35 0 8-5 15-10 20-3 4-11 10-23 10-17 0-33-21-33-49 0-30 18-50 36-50 20 0 30 21 30 34z">
              <text:p/>
            </draw:path>
            <draw:path draw:style-name="gr12" draw:text-style-name="P8" draw:layer="layout" svg:width="0.037cm" svg:height="0.115cm" svg:x="6.41cm" svg:y="1.271cm" svg:viewBox="0 0 38 116" svg:d="M27 10c0-5-5-10-10-10s-10 4-10 10 5 10 10 10 10-4 10-10zM1 42c0 2 0 4 0 6 10 0 12 1 12 10 0 14 0 29 0 44 0 7-2 7-13 7 0 2 0 5 0 7 1 0 13-1 20-1 5 0 11 0 18 1 0-2 0-5 0-7-10 0-12 0-12-7 0-20 0-41 0-62-9 1-17 1-25 2z">
              <text:p/>
            </draw:path>
          </draw:g>
        </draw:g>
        <draw:custom-shape draw:style-name="gr14" draw:text-style-name="P11" draw:layer="layout" svg:width="4.826cm" svg:height="3.302cm" svg:x="3.355cm" svg:y="1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1.651cm" svg:height="1.143cm" svg:x="1.504cm" svg:y="1.468cm">
          <draw:glue-point draw:id="4" svg:x="2.695cm" svg:y="5.056cm"/>
          <draw:glue-point draw:id="5" svg:x="-2.689cm" svg:y="5.056cm"/>
          <text:p text:style-name="P3"><text:span text:style-name="T1">Current</text:span></text:p>
          <text:p text:style-name="P3"><text:span text:style-name="T1">Control</text:span></text:p>
          <text:p text:style-name="P3"><text:span text:style-name="T1">Loop</text:span></text:p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3.556cm" svg:height="0.746cm" svg:x="4.879cm" svg:y="0.381cm">
          <draw:text-box>
            <text:p text:style-name="P12"><text:span text:style-name="T4">Inverter Componen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 style:font-family-generic="modern" style:font-pitch="fixed"/>
    <style:font-face style:name="LM Roman 12" svg:font-family="'LM Roman 12'" style:font-pitch="variable"/>
    <style:font-face style:name="Liberation Sans2" svg:font-family="'Liberation Sans'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.02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16:32:23.516624301</meta:creation-date>
    <dc:date>2021-05-13T00:44:31.568573315</dc:date>
    <meta:editing-duration>PT15M46S</meta:editing-duration>
    <meta:editing-cycles>4</meta:editing-cycles>
    <meta:generator>LibreOffice/6.4.7.2$Linux_X86_64 LibreOffice_project/40$Build-2</meta:generator>
    <meta:document-statistic meta:object-count="80"/>
  </office:meta>
</office:document-meta>
</file>